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48</text:span></text:span><text:span text:style-name="Emphasis"><text:line-break/> Arco 147 – Risulta finanziato da Ginevra Barbieri Malvezzi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47:51.05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2" meta:character-count="71"/>
  </office:meta>
</office:document-meta>
</file>